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062e5"/>
    </style:style>
    <style:style style:name="P2" style:family="paragraph" style:parent-style-name="Standard">
      <style:paragraph-properties fo:text-align="start" style:justify-single-word="false"/>
      <style:text-properties fo:font-size="14pt" fo:font-weight="bold" officeooo:rsid="0010e72f" officeooo:paragraph-rsid="0010e72f" style:font-weight-asian="bold" style:font-weight-complex="bold"/>
    </style:style>
    <style:style style:name="P3" style:family="paragraph" style:parent-style-name="Standard">
      <style:paragraph-properties fo:text-align="start" style:justify-single-word="false"/>
      <style:text-properties fo:font-size="14pt" fo:font-weight="bold" officeooo:rsid="001633a5" officeooo:paragraph-rsid="001633a5" style:font-weight-asian="bold" style:font-weight-complex="bold"/>
    </style:style>
    <style:style style:name="P4" style:family="paragraph" style:parent-style-name="Standard">
      <style:paragraph-properties fo:text-align="start" style:justify-single-word="false"/>
      <style:text-properties fo:font-size="14pt" fo:font-weight="bold" officeooo:rsid="00184b3b" officeooo:paragraph-rsid="00184b3b" style:font-weight-asian="bold" style:font-weight-complex="bold"/>
    </style:style>
    <style:style style:name="P5" style:family="paragraph" style:parent-style-name="Standard">
      <style:paragraph-properties fo:text-align="start" style:justify-single-word="false"/>
      <style:text-properties fo:font-size="14pt" fo:font-weight="bold" officeooo:rsid="00238c14" officeooo:paragraph-rsid="00238c14" style:font-weight-asian="bold" style:font-weight-complex="bold"/>
    </style:style>
    <style:style style:name="P6" style:family="paragraph" style:parent-style-name="Standard">
      <style:paragraph-properties fo:text-align="start" style:justify-single-word="false"/>
      <style:text-properties fo:font-size="14pt" fo:font-style="normal" fo:font-weight="bold" officeooo:rsid="00273af8" officeooo:paragraph-rsid="00273af8"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ize="14pt" fo:font-style="normal" fo:font-weight="bold" officeooo:rsid="00299b2b" officeooo:paragraph-rsid="00299b2b"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ize="16pt" officeooo:rsid="001062e5" officeooo:paragraph-rsid="001062e5"/>
    </style:style>
    <style:style style:name="P9" style:family="paragraph" style:parent-style-name="Standard">
      <style:paragraph-properties fo:text-align="start" style:justify-single-word="false"/>
      <style:text-properties fo:font-size="12pt" fo:font-weight="bold" officeooo:rsid="00184b3b" officeooo:paragraph-rsid="00184b3b" style:font-weight-asian="bold" style:font-weight-complex="bold"/>
    </style:style>
    <style:style style:name="P10" style:family="paragraph" style:parent-style-name="Standard">
      <style:paragraph-properties fo:text-align="start" style:justify-single-word="false"/>
      <style:text-properties fo:font-size="12pt" fo:font-weight="bold" officeooo:rsid="0019866c" officeooo:paragraph-rsid="0019866c" style:font-weight-asian="bold" style:font-weight-complex="bold"/>
    </style:style>
    <style:style style:name="P11" style:family="paragraph" style:parent-style-name="Standard" style:list-style-name="L1">
      <style:paragraph-properties fo:text-align="start" style:justify-single-word="false"/>
      <style:text-properties fo:font-size="12pt" fo:font-weight="normal" officeooo:rsid="0010e72f" officeooo:paragraph-rsid="0010e72f" style:font-weight-asian="normal" style:font-weight-complex="normal"/>
    </style:style>
    <style:style style:name="P12" style:family="paragraph" style:parent-style-name="Standard" style:list-style-name="L1">
      <style:paragraph-properties fo:text-align="start" style:justify-single-word="false"/>
      <style:text-properties fo:font-size="12pt" fo:font-weight="normal" officeooo:rsid="0010e72f" officeooo:paragraph-rsid="001113ef" style:font-weight-asian="normal" style:font-weight-complex="normal"/>
    </style:style>
    <style:style style:name="P13" style:family="paragraph" style:parent-style-name="Standard">
      <style:paragraph-properties fo:text-align="start" style:justify-single-word="false"/>
      <style:text-properties fo:font-size="12pt" fo:font-weight="normal" officeooo:rsid="001113ef" officeooo:paragraph-rsid="001113ef" style:font-weight-asian="normal" style:font-weight-complex="normal"/>
    </style:style>
    <style:style style:name="P14" style:family="paragraph" style:parent-style-name="Standard" style:list-style-name="L4">
      <style:paragraph-properties fo:text-align="start" style:justify-single-word="false"/>
      <style:text-properties fo:font-size="12pt" fo:font-weight="normal" officeooo:rsid="00170b19" officeooo:paragraph-rsid="00170b19" style:font-weight-asian="normal" style:font-weight-complex="normal"/>
    </style:style>
    <style:style style:name="P15" style:family="paragraph" style:parent-style-name="Standard">
      <style:paragraph-properties fo:text-align="start" style:justify-single-word="false"/>
      <style:text-properties fo:font-size="12pt" fo:font-weight="normal" officeooo:rsid="00170b19" officeooo:paragraph-rsid="00170b19" style:font-weight-asian="normal" style:font-weight-complex="normal"/>
    </style:style>
    <style:style style:name="P16" style:family="paragraph" style:parent-style-name="Standard" style:list-style-name="L4">
      <style:paragraph-properties fo:text-align="start" style:justify-single-word="false"/>
      <style:text-properties fo:font-size="12pt" fo:font-weight="normal" officeooo:rsid="00174f8b" officeooo:paragraph-rsid="00174f8b" style:font-weight-asian="normal" style:font-weight-complex="normal"/>
    </style:style>
    <style:style style:name="P17" style:family="paragraph" style:parent-style-name="Standard" style:list-style-name="L4">
      <style:paragraph-properties fo:text-align="start" style:justify-single-word="false"/>
      <style:text-properties fo:font-size="12pt" fo:font-weight="normal" officeooo:rsid="0017bf9b" officeooo:paragraph-rsid="0017bf9b" style:font-weight-asian="normal" style:font-weight-complex="normal"/>
    </style:style>
    <style:style style:name="P18" style:family="paragraph" style:parent-style-name="Standard">
      <style:paragraph-properties fo:text-align="start" style:justify-single-word="false"/>
      <style:text-properties fo:font-size="12pt" fo:font-weight="normal" officeooo:rsid="0017bf9b" officeooo:paragraph-rsid="0017bf9b" style:font-weight-asian="normal" style:font-weight-complex="normal"/>
    </style:style>
    <style:style style:name="P19" style:family="paragraph" style:parent-style-name="Standard" style:list-style-name="L6">
      <style:paragraph-properties fo:text-align="start" style:justify-single-word="false"/>
      <style:text-properties fo:font-size="12pt" fo:font-weight="normal" officeooo:rsid="001d5b0e" officeooo:paragraph-rsid="001d5b0e" style:font-weight-asian="normal" style:font-weight-complex="normal"/>
    </style:style>
    <style:style style:name="P20" style:family="paragraph" style:parent-style-name="Standard" style:list-style-name="L6">
      <style:paragraph-properties fo:text-align="start" style:justify-single-word="false"/>
      <style:text-properties fo:font-size="12pt" fo:font-weight="normal" officeooo:rsid="001f5924" officeooo:paragraph-rsid="001f5924" style:font-weight-asian="normal" style:font-weight-complex="normal"/>
    </style:style>
    <style:style style:name="P21" style:family="paragraph" style:parent-style-name="Standard" style:list-style-name="L7">
      <style:paragraph-properties fo:text-align="start" style:justify-single-word="false"/>
      <style:text-properties fo:font-size="12pt" fo:font-weight="normal" officeooo:rsid="0022b6ef" officeooo:paragraph-rsid="0022b6ef" style:font-weight-asian="normal" style:font-weight-complex="normal"/>
    </style:style>
    <style:style style:name="P22" style:family="paragraph" style:parent-style-name="Standard" style:list-style-name="L5">
      <style:paragraph-properties fo:text-align="start" style:justify-single-word="false"/>
      <style:text-properties fo:font-size="12pt" fo:font-weight="normal" officeooo:rsid="0022b6ef" officeooo:paragraph-rsid="0022b6ef" style:font-weight-asian="normal" style:font-weight-complex="normal"/>
    </style:style>
    <style:style style:name="P23" style:family="paragraph" style:parent-style-name="Standard">
      <style:paragraph-properties fo:text-align="start" style:justify-single-word="false"/>
      <style:text-properties fo:font-size="12pt" fo:font-weight="normal" officeooo:rsid="0022b6ef" officeooo:paragraph-rsid="0022b6ef" style:font-weight-asian="normal" style:font-weight-complex="normal"/>
    </style:style>
    <style:style style:name="P24" style:family="paragraph" style:parent-style-name="Standard">
      <style:paragraph-properties fo:text-align="start" style:justify-single-word="false"/>
      <style:text-properties fo:font-size="12pt" fo:font-weight="normal" officeooo:rsid="00238c14" officeooo:paragraph-rsid="00238c14" style:font-weight-asian="normal" style:font-weight-complex="normal"/>
    </style:style>
    <style:style style:name="P25" style:family="paragraph" style:parent-style-name="Standard">
      <style:paragraph-properties fo:text-align="start" style:justify-single-word="false"/>
      <style:text-properties fo:font-size="12pt" fo:font-weight="normal" officeooo:rsid="0023b2d5" officeooo:paragraph-rsid="0023b2d5" style:font-weight-asian="normal" style:font-weight-complex="normal"/>
    </style:style>
    <style:style style:name="P26" style:family="paragraph" style:parent-style-name="Standard" style:list-style-name="L9">
      <style:paragraph-properties fo:text-align="start" style:justify-single-word="false"/>
      <style:text-properties fo:font-size="12pt" fo:font-weight="normal" officeooo:rsid="0024b189" officeooo:paragraph-rsid="0024b189" style:font-weight-asian="normal" style:font-weight-complex="normal"/>
    </style:style>
    <style:style style:name="P27" style:family="paragraph" style:parent-style-name="Standard" style:list-style-name="L6">
      <style:paragraph-properties fo:text-align="start" style:justify-single-word="false"/>
      <style:text-properties fo:font-size="12pt" fo:font-style="normal" fo:font-weight="normal" officeooo:rsid="00214c33" officeooo:paragraph-rsid="00214c33" style:font-style-asian="normal" style:font-weight-asian="normal" style:font-style-complex="normal" style:font-weight-complex="normal"/>
    </style:style>
    <style:style style:name="P28" style:family="paragraph" style:parent-style-name="Standard" style:list-style-name="L10">
      <style:paragraph-properties fo:text-align="start" style:justify-single-word="false"/>
      <style:text-properties fo:font-size="12pt" fo:font-style="normal" fo:font-weight="normal" officeooo:rsid="00262f14" officeooo:paragraph-rsid="00262f14"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62f14" officeooo:paragraph-rsid="00262f14" style:font-style-asian="normal" style:font-weight-asian="normal" style:font-style-complex="normal" style:font-weight-complex="normal"/>
    </style:style>
    <style:style style:name="P30" style:family="paragraph" style:parent-style-name="Standard" style:list-style-name="L11">
      <style:paragraph-properties fo:text-align="start" style:justify-single-word="false"/>
      <style:text-properties fo:font-size="12pt" fo:font-style="normal" fo:font-weight="normal" officeooo:rsid="00293506" officeooo:paragraph-rsid="00293506" style:font-style-asian="normal" style:font-weight-asian="normal" style:font-style-complex="normal" style:font-weight-complex="normal"/>
    </style:style>
    <style:style style:name="P31" style:family="paragraph" style:parent-style-name="Standard" style:list-style-name="L11">
      <style:paragraph-properties fo:text-align="start" style:justify-single-word="false"/>
      <style:text-properties fo:font-size="12pt" fo:font-style="normal" fo:font-weight="normal" officeooo:rsid="00294515" officeooo:paragraph-rsid="00294515"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2c117a" officeooo:paragraph-rsid="002c117a" style:font-style-asian="normal" style:font-weight-asian="normal" style:font-style-complex="normal" style:font-weight-complex="normal"/>
    </style:style>
    <style:style style:name="P33" style:family="paragraph" style:parent-style-name="Standard" style:list-style-name="L13">
      <style:paragraph-properties fo:text-align="start" style:justify-single-word="false"/>
      <style:text-properties fo:font-size="12pt" fo:font-style="normal" fo:font-weight="normal" officeooo:rsid="002c117a" officeooo:paragraph-rsid="002c117a" style:font-style-asian="normal" style:font-weight-asian="normal" style:font-style-complex="normal" style:font-weight-complex="normal"/>
    </style:style>
    <style:style style:name="P34" style:family="paragraph" style:parent-style-name="Standard" style:list-style-name="L13">
      <style:paragraph-properties fo:text-align="start" style:justify-single-word="false"/>
      <style:text-properties fo:font-size="12pt" fo:font-style="normal" fo:font-weight="normal" officeooo:rsid="002c99b7" officeooo:paragraph-rsid="002c99b7" style:font-style-asian="normal" style:font-weight-asian="normal" style:font-style-complex="normal" style:font-weight-complex="normal"/>
    </style:style>
    <style:style style:name="P35" style:family="paragraph" style:parent-style-name="Standard" style:list-style-name="L13">
      <style:paragraph-properties fo:text-align="start" style:justify-single-word="false"/>
      <style:text-properties fo:font-size="12pt" fo:font-style="normal" fo:font-weight="normal" officeooo:rsid="002cc437" officeooo:paragraph-rsid="002cc437"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2cc437" officeooo:paragraph-rsid="002cc437" style:font-style-asian="normal" style:font-weight-asian="normal" style:font-style-complex="normal" style:font-weight-complex="normal"/>
    </style:style>
    <style:style style:name="P37" style:family="paragraph" style:parent-style-name="Standard" style:list-style-name="L13">
      <style:paragraph-properties fo:text-align="start" style:justify-single-word="false"/>
      <style:text-properties fo:font-size="12pt" fo:font-style="normal" fo:font-weight="normal" officeooo:rsid="002e37d0" officeooo:paragraph-rsid="002e37d0" style:font-style-asian="normal" style:font-weight-asian="normal" style:font-style-complex="normal" style:font-weight-complex="normal"/>
    </style:style>
    <style:style style:name="P38" style:family="paragraph" style:parent-style-name="Standard" style:list-style-name="L13">
      <style:paragraph-properties fo:text-align="start" style:justify-single-word="false"/>
      <style:text-properties fo:font-size="12pt" fo:font-style="normal" fo:font-weight="normal" officeooo:rsid="002f42c0" officeooo:paragraph-rsid="002f42c0" style:font-style-asian="normal" style:font-weight-asian="normal" style:font-style-complex="normal" style:font-weight-complex="normal"/>
    </style:style>
    <style:style style:name="P39" style:family="paragraph" style:parent-style-name="Standard" style:list-style-name="L13">
      <style:paragraph-properties fo:text-align="start" style:justify-single-word="false"/>
      <style:text-properties fo:font-size="12pt" fo:font-style="normal" fo:font-weight="normal" officeooo:rsid="003124c3" officeooo:paragraph-rsid="003124c3"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31375d" officeooo:paragraph-rsid="0031375d" style:font-style-asian="normal" style:font-weight-asian="normal" style:font-style-complex="normal" style:font-weight-complex="normal"/>
    </style:style>
    <style:style style:name="P41" style:family="paragraph" style:parent-style-name="Standard" style:list-style-name="L14">
      <style:paragraph-properties fo:text-align="start" style:justify-single-word="false"/>
      <style:text-properties fo:font-size="12pt" fo:font-style="normal" fo:font-weight="normal" officeooo:rsid="0031fb53" officeooo:paragraph-rsid="0031fb53"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31fb53" officeooo:paragraph-rsid="0031fb53" style:font-style-asian="normal" style:font-weight-asian="normal" style:font-style-complex="normal" style:font-weight-complex="normal"/>
    </style:style>
    <style:style style:name="P43" style:family="paragraph" style:parent-style-name="Standard" style:list-style-name="L6">
      <style:paragraph-properties fo:text-align="start" style:justify-single-word="false"/>
      <style:text-properties fo:font-size="12pt" fo:font-style="normal" officeooo:rsid="00214c33" officeooo:paragraph-rsid="00214c33" style:font-style-asian="normal" style:font-style-complex="normal"/>
    </style:style>
    <style:style style:name="P44" style:family="paragraph" style:parent-style-name="Standard" style:list-style-name="L14">
      <style:paragraph-properties fo:text-align="start" style:justify-single-word="false"/>
      <style:text-properties fo:font-size="12pt" fo:font-style="normal" officeooo:rsid="0033d725" officeooo:paragraph-rsid="0033d725" style:font-style-asian="normal" style:font-style-complex="normal"/>
    </style:style>
    <style:style style:name="P45" style:family="paragraph" style:parent-style-name="Standard">
      <style:paragraph-properties fo:text-align="start" style:justify-single-word="false"/>
      <style:text-properties fo:font-size="12pt" fo:font-style="normal" officeooo:rsid="0033d725" officeooo:paragraph-rsid="0033d725" style:font-style-asian="normal" style:font-style-complex="normal"/>
    </style:style>
    <style:style style:name="P46" style:family="paragraph" style:parent-style-name="Standard" style:list-style-name="L10">
      <style:paragraph-properties fo:text-align="start" style:justify-single-word="false"/>
      <style:text-properties fo:font-weight="normal" officeooo:rsid="00262f14" officeooo:paragraph-rsid="00262f14" style:font-weight-asian="normal" style:font-weight-complex="normal"/>
    </style:style>
    <style:style style:name="P47" style:family="paragraph" style:parent-style-name="Standard">
      <style:paragraph-properties fo:text-align="start" style:justify-single-word="false"/>
      <style:text-properties officeooo:paragraph-rsid="00148932"/>
    </style:style>
    <style:style style:name="P48" style:family="paragraph" style:parent-style-name="Standard" style:list-style-name="L3">
      <style:paragraph-properties fo:text-align="start" style:justify-single-word="false"/>
      <style:text-properties officeooo:paragraph-rsid="00148932"/>
    </style:style>
    <style:style style:name="P49" style:family="paragraph" style:parent-style-name="Standard" style:list-style-name="L6">
      <style:paragraph-properties fo:text-align="start" style:justify-single-word="false"/>
      <style:text-properties officeooo:paragraph-rsid="00214c33"/>
    </style:style>
    <style:style style:name="P50" style:family="paragraph" style:parent-style-name="Standard">
      <style:paragraph-properties fo:text-align="start" style:justify-single-word="false"/>
      <style:text-properties officeooo:paragraph-rsid="0023b2d5"/>
    </style:style>
    <style:style style:name="P51" style:family="paragraph" style:parent-style-name="Standard" style:list-style-name="L13">
      <style:paragraph-properties fo:text-align="start" style:justify-single-word="false"/>
      <style:text-properties officeooo:paragraph-rsid="002cc437"/>
    </style:style>
    <style:style style:name="P52" style:family="paragraph" style:parent-style-name="Standard" style:list-style-name="L14">
      <style:paragraph-properties fo:text-align="start" style:justify-single-word="false"/>
      <style:text-properties officeooo:paragraph-rsid="0033d725"/>
    </style:style>
    <style:style style:name="P53" style:family="paragraph" style:parent-style-name="Standard">
      <style:paragraph-properties fo:text-align="start" style:justify-single-word="false"/>
      <style:text-properties officeooo:rsid="0012a685" officeooo:paragraph-rsid="0012a685"/>
    </style:style>
    <style:style style:name="P54" style:family="paragraph" style:parent-style-name="Standard" style:list-style-name="L6">
      <style:paragraph-properties fo:text-align="start" style:justify-single-word="false"/>
      <style:text-properties fo:font-size="10pt" fo:font-style="italic" officeooo:rsid="00214c33" officeooo:paragraph-rsid="00214c33" style:font-style-asian="italic" style:font-style-complex="italic"/>
    </style:style>
    <style:style style:name="P55" style:family="paragraph" style:parent-style-name="Standard" style:list-style-name="L14">
      <style:paragraph-properties fo:text-align="start" style:justify-single-word="false"/>
      <style:text-properties fo:font-size="10pt" fo:font-style="italic" officeooo:rsid="0033d725" officeooo:paragraph-rsid="0033d725" style:font-style-asian="italic" style:font-style-complex="italic"/>
    </style:style>
    <style:style style:name="P56" style:family="paragraph" style:parent-style-name="Standard">
      <style:paragraph-properties fo:text-align="start" style:justify-single-word="false"/>
      <style:text-properties fo:font-size="10pt" fo:font-style="italic" officeooo:rsid="0033d725" officeooo:paragraph-rsid="0033d725" style:font-style-asian="italic" style:font-style-complex="italic"/>
    </style:style>
    <style:style style:name="P57" style:family="paragraph" style:parent-style-name="Standard" style:list-style-name="L14">
      <style:paragraph-properties fo:text-align="start" style:justify-single-word="false"/>
      <style:text-properties fo:font-size="10pt" fo:font-style="italic" officeooo:rsid="00342f45" officeooo:paragraph-rsid="00342f45" style:font-style-asian="italic" style:font-style-complex="italic"/>
    </style:style>
    <style:style style:name="P58" style:family="paragraph" style:parent-style-name="Standard" style:list-style-name="L11">
      <style:paragraph-properties fo:text-align="start" style:justify-single-word="false"/>
      <style:text-properties fo:font-size="10pt" fo:font-style="italic" fo:font-weight="normal" officeooo:rsid="00293506" officeooo:paragraph-rsid="00293506" style:font-style-asian="italic" style:font-weight-asian="normal" style:font-style-complex="italic" style:font-weight-complex="normal"/>
    </style:style>
    <style:style style:name="P59" style:family="paragraph" style:parent-style-name="Standard" style:list-style-name="L13">
      <style:paragraph-properties fo:text-align="start" style:justify-single-word="false"/>
      <style:text-properties fo:font-size="10pt" fo:font-style="italic" fo:font-weight="normal" officeooo:rsid="002c117a" officeooo:paragraph-rsid="002c117a" style:font-style-asian="italic" style:font-weight-asian="normal" style:font-style-complex="italic" style:font-weight-complex="normal"/>
    </style:style>
    <style:style style:name="P60" style:family="paragraph" style:parent-style-name="Standard" style:list-style-name="L13">
      <style:paragraph-properties fo:text-align="start" style:justify-single-word="false"/>
      <style:text-properties fo:font-size="10pt" fo:font-style="italic" fo:font-weight="normal" officeooo:rsid="002c99b7" officeooo:paragraph-rsid="002c99b7"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ize="10pt" fo:font-style="italic" fo:font-weight="normal" officeooo:rsid="002f42c0" officeooo:paragraph-rsid="002f42c0" style:font-style-asian="italic" style:font-weight-asian="normal" style:font-style-complex="italic" style:font-weight-complex="normal"/>
    </style:style>
    <style:style style:name="P62" style:family="paragraph" style:parent-style-name="Standard" style:list-style-name="L14">
      <style:paragraph-properties fo:text-align="start" style:justify-single-word="false"/>
      <style:text-properties officeooo:rsid="0033d725" officeooo:paragraph-rsid="0033d725"/>
    </style:style>
    <style:style style:name="T1" style:family="text">
      <style:text-properties fo:font-size="16pt" officeooo:rsid="001062e5"/>
    </style:style>
    <style:style style:name="T2" style:family="text">
      <style:text-properties fo:font-weight="bold" style:font-weight-asian="bold" style:font-weight-complex="bold"/>
    </style:style>
    <style:style style:name="T3" style:family="text">
      <style:text-properties fo:font-size="12pt"/>
    </style:style>
    <style:style style:name="T4" style:family="text">
      <style:text-properties fo:font-size="12pt" fo:font-weight="bold" officeooo:rsid="0023b2d5" style:font-weight-asian="bold" style:font-weight-complex="bold"/>
    </style:style>
    <style:style style:name="T5" style:family="text">
      <style:text-properties fo:font-size="12pt" fo:font-weight="bold" officeooo:rsid="0024b189" style:font-weight-asian="bold" style:font-weight-complex="bold"/>
    </style:style>
    <style:style style:name="T6" style:family="text">
      <style:text-properties fo:font-size="12pt" fo:font-weight="normal" style:font-weight-asian="normal" style:font-weight-complex="normal"/>
    </style:style>
    <style:style style:name="T7" style:family="text">
      <style:text-properties fo:font-size="12pt" fo:font-weight="normal" officeooo:rsid="001113ef" style:font-weight-asian="normal" style:font-weight-complex="normal"/>
    </style:style>
    <style:style style:name="T8" style:family="text">
      <style:text-properties fo:font-size="12pt" fo:font-weight="normal" officeooo:rsid="0012a371" style:font-weight-asian="normal" style:font-weight-complex="normal"/>
    </style:style>
    <style:style style:name="T9" style:family="text">
      <style:text-properties fo:font-size="12pt" fo:font-weight="normal" officeooo:rsid="0012a685" style:font-weight-asian="normal" style:font-weight-complex="normal"/>
    </style:style>
    <style:style style:name="T10" style:family="text">
      <style:text-properties fo:font-size="12pt" fo:font-style="normal" style:font-style-asian="normal" style:font-style-complex="normal"/>
    </style:style>
    <style:style style:name="T11" style:family="text">
      <style:text-properties fo:font-size="12pt" fo:font-style="normal" fo:font-weight="normal" style:font-style-asian="normal" style:font-weight-asian="normal" style:font-style-complex="normal" style:font-weight-complex="normal"/>
    </style:style>
    <style:style style:name="T12" style:family="text">
      <style:text-properties fo:font-size="12pt" fo:font-style="normal" fo:font-weight="normal" officeooo:rsid="00214c33" style:font-style-asian="normal" style:font-weight-asian="normal" style:font-style-complex="normal" style:font-weight-complex="normal"/>
    </style:style>
    <style:style style:name="T13" style:family="text">
      <style:text-properties fo:font-size="12pt" fo:font-style="normal" fo:font-weight="normal" officeooo:rsid="002cc437" style:font-style-asian="normal" style:font-weight-asian="normal" style:font-style-complex="normal" style:font-weight-complex="normal"/>
    </style:style>
    <style:style style:name="T14" style:family="text">
      <style:text-properties fo:font-size="12pt" fo:font-style="normal" fo:font-weight="normal" officeooo:rsid="0031fb53" style:font-style-asian="normal" style:font-weight-asian="normal" style:font-style-complex="normal" style:font-weight-complex="normal"/>
    </style:style>
    <style:style style:name="T15" style:family="text">
      <style:text-properties fo:font-size="12pt" fo:font-style="normal" fo:font-weight="normal" officeooo:rsid="00333efa" style:font-style-asian="normal" style:font-weight-asian="normal" style:font-style-complex="normal" style:font-weight-complex="normal"/>
    </style:style>
    <style:style style:name="T16" style:family="text">
      <style:text-properties fo:font-size="12pt" officeooo:rsid="0023b2d5"/>
    </style:style>
    <style:style style:name="T17" style:family="text">
      <style:text-properties fo:font-size="14pt" fo:font-weight="bold" officeooo:rsid="001113ef"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17bf9b"/>
    </style:style>
    <style:style style:name="T20" style:family="text">
      <style:text-properties fo:font-style="italic" style:font-style-asian="italic" style:font-style-complex="italic"/>
    </style:style>
    <style:style style:name="T21" style:family="text">
      <style:text-properties fo:font-size="10pt" fo:font-style="italic" style:font-style-asian="italic" style:font-style-complex="italic"/>
    </style:style>
    <style:style style:name="T22" style:family="text">
      <style:text-properties fo:font-size="10pt" fo:font-style="italic" fo:font-weight="normal" officeooo:rsid="0031fb53" style:font-style-asian="italic" style:font-weight-asian="normal" style:font-style-complex="italic" style:font-weight-complex="normal"/>
    </style:style>
    <style:style style:name="T23" style:family="text">
      <style:text-properties fo:font-size="10pt" fo:font-style="italic" fo:font-weight="normal" officeooo:rsid="00333efa"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officeooo:rsid="00238c14"/>
    </style:style>
    <style:style style:name="T26" style:family="text">
      <style:text-properties officeooo:rsid="003124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ails - Actioncable &amp; Websockets</text:span></text:p>
      <text:p text:style-name="P8"/>
      <text:p text:style-name="P2">Websockets</text:p>
      <text:list xml:id="list1775167915" text:style-name="L1">
        <text:list-item>
          <text:p text:style-name="P11">The WebSocket API was created to allow two-way communication between a server and a client.</text:p>
          <text:list>
            <text:list-item>
              <text:p text:style-name="P11">A WebSocket connection keeps the http connection alive so the server can send updates to theclient without a specific request being made. (manages data sent/received)</text:p>
              <text:p text:style-name="P11"/>
            </text:list-item>
          </text:list>
        </text:list-item>
        <text:list-item>
          <text:p text:style-name="P12">Websockets solve the problem of having to send a new request whenever new data will be sent. </text:p>
          <text:list>
            <text:list-item>
              <text:p text:style-name="P12">The connection will be persistent.</text:p>
            </text:list-item>
          </text:list>
        </text:list-item>
      </text:list>
      <text:p text:style-name="P13"/>
      <text:p text:style-name="P47"><text:span text:style-name="T17">Polling</text:span></text:p>
      <text:list xml:id="list2188099652" text:style-name="L3">
        <text:list-item>
          <text:p text:style-name="P48"><text:span text:style-name="T7">A technique known as polling was an old way of doing persistent connections. At a set interval, the site would request the server for any updates.</text:span></text:p>
          <text:list>
            <text:list-item>
              <text:p text:style-name="P48"><text:span text:style-name="T7">If there were no updates, it would return an empty response.</text:span></text:p>
            </text:list-item>
            <text:list-item>
              <text:p text:style-name="P48"><text:span text:style-name="T7">If there were updates, it would return the new data.</text:span></text:p>
              <text:p text:style-name="P48"><text:span text:style-name="T7"/></text:p>
            </text:list-item>
          </text:list>
        </text:list-item>
        <text:list-item>
          <text:p text:style-name="P48"><text:span text:style-name="T7">T</text:span><text:span text:style-name="T8">he issue with polling is inefficiency, if there were no updates, it would still request an update from the server.</text:span></text:p>
          <text:p text:style-name="P48"><text:span text:style-name="T8"/></text:p>
        </text:list-item>
        <text:list-item>
          <text:p text:style-name="P48"><text:span text:style-name="T8">A workaround this efficiency (Long Polling): Allow a client to send an http request and if there is no new information, instead of sending an empty response and closing the connection, we hold the request open on the server side. Whenever there is an update, we can send that response to any open http requests being held, completing the http request and closing the connection.</text:span></text:p>
          <text:list>
            <text:list-item>
              <text:p text:style-name="P48"><text:span text:style-name="T8">The downsides: It is very server intensive to hold requests open for an indefinite amount of time. The order of updates may vary if there are several updates between requests.</text:span></text:p>
              <text:p text:style-name="P48"><text:span text:style-name="T8"/></text:p>
            </text:list-item>
          </text:list>
        </text:list-item>
        <text:list-item>
          <text:p text:style-name="P48"><text:span text:style-name="T9">Other approaches were Java applets, or Cross Frame Communication</text:span></text:p>
        </text:list-item>
      </text:list>
      <text:p text:style-name="P53"><text:span text:style-name="T6"/></text:p>
      <text:p text:style-name="P3">WebSockets and Action Cable</text:p>
      <text:list xml:id="list3447222792" text:style-name="L4">
        <text:list-item>
          <text:p text:style-name="P14">Action Cable is the Rails way to implement WebSockets into an Rails application.</text:p>
        </text:list-item>
      </text:list>
      <text:p text:style-name="P15"/>
      <text:list xml:id="list203513437432922" text:continue-numbering="true" text:style-name="L4">
        <text:list-item>
          <text:p text:style-name="P16">Action Cable uses a server to handle connections.</text:p>
          <text:list>
            <text:list-item>
              <text:p text:style-name="P16">A single user may have multiple connections open to the same server. (multiple tabs, etc.)</text:p>
              <text:list>
                <text:list-item>
                  <text:p text:style-name="P16">A <text:span text:style-name="T2">consumer</text:span> is the client of that connection.</text:p>
                </text:list-item>
              </text:list>
            </text:list-item>
            <text:list-item>
              <text:p text:style-name="P16">Through that connection, the consumer can subscribe to multiple channels.</text:p>
              <text:list>
                <text:list-item>
                  <text:p text:style-name="P16">A <text:span text:style-name="T2">channel</text:span><text:span text:style-name="T19"> should represent one logical piece of work.</text:span></text:p>
                </text:list-item>
              </text:list>
            </text:list-item>
            <text:list-item>
              <text:p text:style-name="P17">A <text:span text:style-name="T2">subscriber</text:span> is the consumer that subscribed to the channel and the <text:span text:style-name="T2">subscription</text:span> is the connection.</text:p>
            </text:list-item>
            <text:list-item>
              <text:p text:style-name="P17">Once subscribed, each channel can then stream what are known as <text:span text:style-name="T2">'broadcastings'</text:span> to subscribers, such as new posts.</text:p>
            </text:list-item>
          </text:list>
        </text:list-item>
      </text:list>
      <text:p text:style-name="P18"/>
      <text:p text:style-name="P18"/>
      <text:p text:style-name="P18"/>
      <text:p text:style-name="P18"/>
      <text:p text:style-name="P18"/>
      <text:p text:style-name="P4"><text:soft-page-break/>Server Side Concerns</text:p>
      <text:p text:style-name="P9"/>
      <text:p text:style-name="P9"><text:tab/>Connections</text:p>
      <text:list xml:id="list4056281064" text:style-name="L6">
        <text:list-item>
          <text:p text:style-name="P19">A connection manages all channels that a user subscribes to. The connection itself deals with authentication and authorization.</text:p>
          <text:list>
            <text:list-item>
              <text:p text:style-name="P19">The client is called the <text:span text:style-name="T2">consumer</text:span>.</text:p>
              <text:p text:style-name="P19"/>
            </text:list-item>
          </text:list>
        </text:list-item>
        <text:list-item>
          <text:p text:style-name="P20">Within the file: <text:span text:style-name="T21">app/channels/application_cable/connection.rb</text:span></text:p>
          <text:list>
            <text:list-item>
              <text:p text:style-name="P27">You can use the class to authorize the incoming connection. (You can use devise or a similar gem)</text:p>
            </text:list-item>
          </text:list>
        </text:list-item>
        <text:list-item>
          <text:p text:style-name="P49"><text:span text:style-name="T12">An example of how to authenticate is to use an encrypted cookie to verify a connection. Devise does this, but since Action Cable does not access to the session, you use the warden environment variable object.</text:span></text:p>
          <text:list>
            <text:list-item>
              <text:p text:style-name="P54"><text:span text:style-name="T18">example: verified_user == env['warden'].user</text:span></text:p>
            </text:list-item>
          </text:list>
          <text:p text:style-name="P43"><text:span text:style-name="T18"/></text:p>
        </text:list-item>
      </text:list>
      <text:p text:style-name="P10"><text:tab/>Channels</text:p>
      <text:list xml:id="list1022728179" text:style-name="L7">
        <text:list-item>
          <text:p text:style-name="P21">A channel is a logical unit of work, not too different from a controller. It handles the incoming and outgoing information through a particular channel.</text:p>
          <text:p text:style-name="P21"/>
        </text:list-item>
        <text:list-item>
          <text:p text:style-name="P21">The file: <text:span text:style-name="T21">app/channels/application_cable/channel.rb</text:span><text:span text:style-name="T24"> is the parent channel that any channels you create will inherit from. (put shared logic in here)</text:span></text:p>
          <text:p text:style-name="P21"><text:span text:style-name="T24"/></text:p>
        </text:list-item>
      </text:list>
      <text:p text:style-name="P10"><text:tab/>Subscriptions</text:p>
      <text:list xml:id="list3229017658" text:style-name="L5">
        <text:list-item>
          <text:p text:style-name="P22">Each channel you create can be subscribed to by one or more clients. Messages can then be broadcast <text:span text:style-name="T25">to</text:span> that channel who will forward it to any subscribers.</text:p>
        </text:list-item>
      </text:list>
      <text:p text:style-name="P23"/>
      <text:p text:style-name="P5">Client Side Concerns</text:p>
      <text:p text:style-name="P24"/>
      <text:p text:style-name="P25"><text:tab/><text:span text:style-name="T2">Connections</text:span></text:p>
      <text:list xml:id="list3107601668" text:style-name="L9">
        <text:list-item>
          <text:p text:style-name="P26">Consumers of subscriptions require an instance of the connection on the client side. This is so when the server broadcasts a message it can be picked up and handled by the browser.</text:p>
        </text:list-item>
        <text:list-item>
          <text:p text:style-name="P26">Rails generates the boilerplate by default, the files are in: <text:span text:style-name="T21">app/javascript/channels</text:span></text:p>
          <text:p text:style-name="P26"><text:span text:style-name="T10"/></text:p>
        </text:list-item>
      </text:list>
      <text:p text:style-name="P50"><text:span text:style-name="T4"><text:tab/>Connect </text:span><text:span text:style-name="T5">C</text:span><text:span text:style-name="T4">onsumer</text:span></text:p>
      <text:list xml:id="list1253666384" text:style-name="L10">
        <text:list-item>
          <text:p text:style-name="P46"><text:span text:style-name="T16">T</text:span><text:span text:style-name="T3">his lives in: </text:span><text:span text:style-name="T21">app/javascript/channels/consumer.js</text:span></text:p>
          <text:list>
            <text:list-header>
              <text:p text:style-name="P46"><text:span text:style-name="T21">import { createConsumer } from "@rails/actioncable"</text:span></text:p>
              <text:p text:style-name="P46"><text:span text:style-name="T21"/></text:p>
              <text:p text:style-name="P46"><text:span text:style-name="T21">export default createConsumer()</text:span></text:p>
              <text:p text:style-name="P46"><text:span text:style-name="T21"/></text:p>
            </text:list-header>
          </text:list>
        </text:list-item>
        <text:list-item>
          <text:p text:style-name="P28">This code creates a consumer that will try to establish a connection to <text:span text:style-name="T21">/cable</text:span> on your server. All channels you create will import this file and use it to create a subscription to the server.</text:p>
        </text:list-item>
      </text:list>
      <text:p text:style-name="P29"/>
      <text:p text:style-name="P6">Creating Channels</text:p>
      <text:list xml:id="list996757598" text:style-name="L11">
        <text:list-item>
          <text:p text:style-name="P30">Rails provides a generator to create new channels.</text:p>
          <text:list>
            <text:list-item>
              <text:p text:style-name="P58">rails generate channel room</text:p>
              <text:p text:style-name="P58"/>
            </text:list-item>
          </text:list>
        </text:list-item>
        <text:list-item>
          <text:p text:style-name="P31">It creates the following files: <text:span text:style-name="T21">room_channel.rb, index.js, consumer.js, room_channel.js</text:span></text:p>
        </text:list-item>
      </text:list>
      <text:p text:style-name="P7"><text:soft-page-break/>Client-Server Interactions</text:p>
      <text:p text:style-name="P32"><text:tab/><text:span text:style-name="T2">Streams</text:span></text:p>
      <text:list xml:id="list304695685" text:style-name="L13">
        <text:list-item>
          <text:p text:style-name="P33">Streams are how Rails publishes broadcasts to subscribers. To register a subscription, once a connection is established, the subscribed method is called which should then set up the stream.</text:p>
        </text:list-item>
        <text:list-item>
          <text:p text:style-name="P33">There are two streaming actions with Action Cable: <text:span text:style-name="T21">stream_from </text:span>and <text:span text:style-name="T21">stream_for</text:span></text:p>
          <text:list>
            <text:list-item>
              <text:p text:style-name="P59">stream_from<text:span text:style-name="T3"> </text:span><text:span text:style-name="T10">expects a string to indentify the stream.</text:span></text:p>
            </text:list-item>
            <text:list-item>
              <text:p text:style-name="P59">stream_for<text:span text:style-name="T10"> operates on a model.</text:span></text:p>
              <text:list>
                <text:list-item>
                  <text:p text:style-name="P59"><text:span text:style-name="T10">Use </text:span>stream_for<text:span text:style-name="T10"> when you have a specific model you want to use for the stream.</text:span></text:p>
                </text:list-item>
              </text:list>
            </text:list-item>
          </text:list>
        </text:list-item>
        <text:list-item>
          <text:p text:style-name="P59"><text:span text:style-name="T10">You can pass parameters from the client to the server and use those to generate a stream, it handles similarly to a controller.</text:span></text:p>
          <text:list>
            <text:list-header>
              <text:p text:style-name="P59">stream_from "room_#{params[:room]}"</text:p>
              <text:p text:style-name="P59"/>
              <text:p text:style-name="P59">room = Room.find(params[:id])</text:p>
              <text:p text:style-name="P59">stream_for room</text:p>
              <text:p text:style-name="P33"/>
            </text:list-header>
          </text:list>
        </text:list-item>
      </text:list>
      <text:p text:style-name="P32"><text:tab/><text:span text:style-name="T2">Broadcasting</text:span></text:p>
      <text:list xml:id="list203513693257950" text:continue-numbering="true" text:style-name="L13">
        <text:list-item>
          <text:p text:style-name="P34">Once the WebSocket server is set up, you will need to broadcast to it from whereever appropriate, usually a controller.</text:p>
          <text:p text:style-name="P34"/>
        </text:list-item>
        <text:list-item>
          <text:p text:style-name="P34">If you used #<text:span text:style-name="T21">stream_for</text:span>, then you can call #<text:span text:style-name="T21">broadcast_to </text:span>directly on the channel object itself.</text:p>
          <text:list>
            <text:list-item>
              <text:p text:style-name="P60">RoomChannel.broadcast_to(@room, @message)</text:p>
              <text:list>
                <text:list-item>
                  <text:p text:style-name="P51"><text:span text:style-name="T13">The first argument would be the room object you initially set up the stream on.</text:span></text:p>
                </text:list-item>
                <text:list-item>
                  <text:p text:style-name="P51"><text:span text:style-name="T13">The second argument would be the data you want to broadcast.</text:span></text:p>
                </text:list-item>
              </text:list>
            </text:list-item>
            <text:list-item>
              <text:p text:style-name="P35">The data can be a list of key/value pairs or an object that responds to <text:span text:style-name="T21">to_json</text:span>.</text:p>
            </text:list-item>
            <text:list-item>
              <text:p text:style-name="P35">Ultimately, the data will be streamed in a <text:span text:style-name="T21">json</text:span> format.</text:p>
            </text:list-item>
            <text:list-item>
              <text:p text:style-name="P37">An alternate syntax would be: <text:span text:style-name="T21">RoomChannel.broadcast_to(@room, name: 'Kevin', status: 'alive')</text:span></text:p>
            </text:list-item>
          </text:list>
        </text:list-item>
      </text:list>
      <text:p text:style-name="P36"/>
      <text:list xml:id="list203512331412109" text:continue-numbering="true" text:style-name="L13">
        <text:list-item>
          <text:p text:style-name="P38">If using <text:span text:style-name="T21">#stream_from</text:span>, then using <text:span text:style-name="T21">broadcast_to</text:span> on RoomChannel will look for a stream with a particular name format.</text:p>
          <text:list>
            <text:list-item>
              <text:p text:style-name="P39">Rails would look for a stream called <text:span text:style-name="T21">room:room</text:span>.</text:p>
              <text:list>
                <text:list-item>
                  <text:p text:style-name="P39">When you use <text:span text:style-name="T21">stream_for room , </text:span>it creates the stream as: <text:span text:style-name="T21">room: &lt;some_room_id&gt;.</text:span></text:p>
                </text:list-item>
                <text:list-item>
                  <text:p text:style-name="P39"><text:span text:style-name="T21">broadcast_to</text:span> looks for: <text:span text:style-name="T21">room:&lt;the_room_id&gt;</text:span></text:p>
                </text:list-item>
              </text:list>
              <text:p text:style-name="P38"/>
            </text:list-item>
          </text:list>
        </text:list-item>
        <text:list-item>
          <text:p text:style-name="P38">If you wanted to call broadcast on a stream set up as a string using <text:span text:style-name="T21">stream_from</text:span>, you can write:<text:span text:style-name="T26"> </text:span><text:span text:style-name="T21">ActionCable.server.broadcast 'message', @message</text:span></text:p>
        </text:list-item>
      </text:list>
      <text:p text:style-name="P61"/>
      <text:p text:style-name="P40"><text:tab/><text:span text:style-name="T2">Client Subscriptions</text:span></text:p>
      <text:list xml:id="list918118386" text:style-name="L14">
        <text:list-item>
          <text:p text:style-name="P41">Within the <text:span text:style-name="T21">app/javascript/channels/room_channel.js</text:span> file, it imports and calls <text:span text:style-name="T21">subscriptions.create</text:span> on the consumer.</text:p>
        </text:list-item>
      </text:list>
      <text:p text:style-name="P42"/>
      <text:list xml:id="list203512289951493" text:continue-numbering="true" text:style-name="L14">
        <text:list-item>
          <text:p text:style-name="P52"><text:span text:style-name="T14">The first argument must be in the format</text:span><text:span text:style-name="T15">:</text:span><text:span text:style-name="T14"> </text:span><text:span text:style-name="T15">:</text:span><text:span text:style-name="T22">channel</text:span><text:span text:style-name="T23"> =&gt;</text:span><text:span text:style-name="T22"> 'ChannelName'</text:span><text:span text:style-name="T23">. </text:span><text:span text:style-name="T15">It does not have to be a string, can be an object.</text:span></text:p>
          <text:p text:style-name="P52"><text:span text:style-name="T15"/></text:p>
        </text:list-item>
        <text:list-item>
          <text:p text:style-name="P52"><text:span text:style-name="T15">Afterwards, you can pass in any number of key-value pairs which becomes the parameters sent to the server to establish a connection.</text:span></text:p>
          <text:list>
            <text:list-item>
              <text:p text:style-name="P62"><text:span text:style-name="T15">E</text:span><text:span text:style-name="T11">xample: Sending the id of a room to our RoomChannel</text:span></text:p>
              <text:list>
                <text:list-header>
                  <text:p text:style-name="P55"><text:span text:style-name="T18">consumer.subscriptions.create({channel: 'RoomChannel', room: 1}, {...})</text:span></text:p>
                </text:list-header>
              </text:list>
            </text:list-item>
            <text:list-item>
              <text:p text:style-name="P62"><text:soft-page-break/><text:span text:style-name="T11">You can then access the parameters in the RoomChannel on the server side with:</text:span></text:p>
              <text:list>
                <text:list-item>
                  <text:p text:style-name="P55"><text:span text:style-name="T18">room = Room.find(params[:room])</text:span></text:p>
                  <text:p text:style-name="P55"><text:span text:style-name="T18"/></text:p>
                </text:list-item>
              </text:list>
            </text:list-item>
          </text:list>
        </text:list-item>
        <text:list-item>
          <text:p text:style-name="P44"><text:span text:style-name="T18">Having different parameters allows you to set multiple streams to the same channel. This means you can register to different chatrooms using the same channel object.</text:span></text:p>
        </text:list-item>
      </text:list>
      <text:p text:style-name="P45"><text:span text:style-name="T18"/></text:p>
      <text:list xml:id="list203512124285310" text:continue-numbering="true" text:style-name="L14">
        <text:list-item>
          <text:p text:style-name="P55"><text:span text:style-name="T18">connected()</text:span><text:span text:style-name="T11"> and </text:span><text:span text:style-name="T18">disconnected()</text:span><text:span text:style-name="T11"> are called when the channel first connects and disconnects from the server.</text:span></text:p>
          <text:p text:style-name="P55"><text:span text:style-name="T11"/></text:p>
        </text:list-item>
        <text:list-item>
          <text:p text:style-name="P55"><text:span text:style-name="T18">received(data)</text:span><text:span text:style-name="T11"> is called whenever something is broadcast through the stream.</text:span></text:p>
          <text:list>
            <text:list-item>
              <text:p text:style-name="P55"><text:span text:style-name="T11">Common usage is appending something to the DOM, or alerting a user to a new message.</text:span></text:p>
            </text:list-item>
            <text:list-item>
              <text:p text:style-name="P57"><text:span text:style-name="T11">The data will be in </text:span><text:span text:style-name="T18">json </text:span><text:span text:style-name="T11">format.</text:span></text:p>
            </text:list-item>
          </text:list>
        </text:list-item>
      </text:list>
      <text:p text:style-name="P56"><text:span text:style-name="T1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4" meta:paragraph-count="106" meta:word-count="1147" meta:character-count="6852" meta:non-whitespace-character-count="5873"/>
  </office:meta>
</office:document-meta>
</file>